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mazenamento de Dados</text:p>
      <text:p text:style-name="Standard"/>
      <text:p text:style-name="Standard">_Montando mount um local de armazenamento_</text:p>
      <text:p text:style-name="Standard"/>
      <text:p text:style-name="Standard">docker inspect mysql-A</text:p>
      <text:p text:style-name="Standard">Comando que traz informações do mysql</text:p>
      <text:p text:style-name="Standard">No item Mounts, há o campo Destination, que representa o local onde são salvos os bancos de dados.</text:p>
      <text:p text:style-name="Standard"/>
      <text:p text:style-name="Standard">mkdir /data</text:p>
      <text:p text:style-name="Standard">mkdir /data/mysql-A</text:p>
      <text:p text:style-name="Standard">Criar pasta na raiz para especificar onde ficarão salvos os bancos de dados</text:p>
      <text:p text:style-name="Standard"/>
      <text:p text:style-name="Standard">docker run -e MYSQL_ROOT_PASSWORD=Senha123 --name mysql-A -d -p 3306:3306 --volume=/data/mysql-A:/var/lib/mysql mysql</text:p>
      <text:p text:style-name="Standard">Comando que cria o conteiner e especifica o caminho onde serão gravados os dados</text:p>
      <text:p text:style-name="Standard"/>
      <text:p text:style-name="Standard">mysql -u root -p --protocol=tcp --port=3306</text:p>
      <text:p text:style-name="Standard">Conecta com o banco de dados MySQL</text:p>
      <text:p text:style-name="Standard"/>
      <text:p text:style-name="Standard">Cria-se databases, tabelas e insere-se dados.</text:p>
      <text:p text:style-name="Standard"/>
      <text:p text:style-name="Standard">Após isso, se remover o container do mysql, e em seguida criar um novo container mysql apontando para o mesmo diretório (volume=/data/mysql-A:/var/lib/mysql mysql), automaticamente vinculará os databases criados.</text:p>
      <text:p text:style-name="Standard"/>
      <text:p text:style-name="Standard">**************************</text:p>
      <text:p text:style-name="Standard"/>
      <text:p text:style-name="Standard">_Tipos de mount bind, named, dockerfile volume_</text:p>
      <text:p text:style-name="Standard"/>
      <text:p text:style-name="Standard">Esse mapeamento realizado anteriormente, apontando o "volume" do MySQL para um outro disco/diretório, é um tipo de mount chamado bind. </text:p>
      <text:p text:style-name="Standard"/>
      <text:p text:style-name="Standard">Há 3 tipos de volumes ou montagens para dados persistentes:</text:p>
      <text:p text:style-name="Standard">- Bind mounts</text:p>
      <text:p text:style-name="Standard">- Named volumes</text:p>
      <text:p text:style-name="Standard">- Dockerfile volumes</text:p>
      <text:p text:style-name="Standard"/>
      <text:p text:style-name="Standard">* bind</text:p>
      <text:p text:style-name="Standard">Esse tipo de montagem é apenas vincular um determinado diretório ou arquivo do host dentro do contêiner:</text:p>
      <text:p text:style-name="Standard">docker run -v /hostdir:/conteinerdir mysql</text:p>
      <text:p text:style-name="Standard"/>
      <text:p text:style-name="Standard">* named</text:p>
      <text:p text:style-name="Standard">Volumes nomeados são volumes que você cria manualmente com o comando:</text:p>
      <text:p text:style-name="Standard">docker volume create nome-do-volume</text:p>
      <text:p text:style-name="Standard">Eles são criados em /var/lib/docker/volumes e podem ser referenciados apenas por seu nome.</text:p>
      <text:p text:style-name="Standard">Digamos que você crie um volume chamado "mysql_data", você pode apenas referenciá-lo com o comando:</text:p>
      <text:p text:style-name="Standard">docker run -v mysql_data:/containerdir mysql</text:p>
      <text:p text:style-name="Standard"/>
      <text:p text:style-name="Standard">* dockerfile volume</text:p>
      <text:p text:style-name="Standard"><text:soft-page-break/>Tipo de volume que são criados pela instrução VOLUME. Esses volumes também são criados em /var/lib/docker/volumes, mas não têm um determinado nome. O volume é criado ao executar o contêiner e são úteis para salvar dados persistentes. O desenvolvedor pode dizer onde estão os dados importantes e o que deve ser persistente.</text:p>
      <text:p text:style-name="Standard"/>
      <text:p text:style-name="Standard">* QUal devo utilizar?</text:p>
      <text:p text:style-name="Standard">Depende de você. Se você quiser manter tudo na "área do docker" (/var/lib/docker), você pode usar volumes. Se você deseja manter sua própria estrutura de diretório, você pode usar binds.</text:p>
      <text:p text:style-name="Standard">O Docker recomenda o uso de volumes em vez do uso de binds, pois os volumes são criados e gerenciados pelo docker.</text:p>
      <text:p text:style-name="Standard"/>
      <text:p text:style-name="Standard">**************************</text:p>
      <text:p text:style-name="Standard"/>
      <text:p text:style-name="Standard">_Exemplos de tipos de mount, na prática_</text:p>
      <text:p text:style-name="Standard"/>
      <text:p text:style-name="Standard">docker run -dti --mount type=bind,src=/data/ubuntu-B,dst=/data ubuntu</text:p>
      <text:p text:style-name="Standard">Comando para criar conteiner e apontar para pasta /data/ubuntu/B no disco local, espelhando com a pasta /data do conteiner.</text:p>
      <text:p text:style-name="Standard"/>
      <text:p text:style-name="Standard">docker exec -ti {id conteiner} bash</text:p>
      <text:p text:style-name="Standard">Executa o conteiner. No caso, acessa o terminal do conteiner do ubuntu</text:p>
      <text:p text:style-name="Standard"/>
      <text:p text:style-name="Standard">docker run -dti --mount type=bind,src=/data/ubuntu-B,dst=/data,ro ubuntu</text:p>
      <text:p text:style-name="Standard">Cria e inicializa conteiner do docker, definindo a pasta /data do conteiner como somente leitura (ro = readonly).</text:p>
      <text:p text:style-name="Standard"/>
      <text:p text:style-name="Standard">docker volume ls</text:p>
      <text:p text:style-name="Standard">Comando que lista os volumes criados indiretamente pelo docker para gerenciar seus dados.</text:p>
      <text:p text:style-name="Standard"/>
      <text:p text:style-name="Standard">docker volume create data-ubuntu</text:p>
      <text:p text:style-name="Standard">Comando para a criação manual de um volume para o docker. São criados na pasta /var/lib/docker/volumes</text:p>
      <text:p text:style-name="Standard"/>
      <text:p text:style-name="Standard">docker run -dti --name ubuntu-B --mount type=volume,src=data-ubuntu,dst=/data ubuntu</text:p>
      <text:p text:style-name="Standard">Executa criação e inicializa conteiner ubuntu, especificando como destino a pasta do volume criado anteriormente.</text:p>
      <text:p text:style-name="Standard"/>
      <text:p text:style-name="Standard">Para excluir volumes, é necessário certificar-se que nenhum conteiner que utiliza o volume esteja ativo.</text:p>
      <text:p text:style-name="Standard"/>
      <text:p text:style-name="Standard">docker volume rm data-ubuntu</text:p>
      <text:p text:style-name="Standard">Comando para excluir o volume, e exclui também todos os arquivos dentro da pasta do volume criado.</text:p>
      <text:p text:style-name="Standard"/>
      <text:p text:style-name="Standard">******************************</text:p>
      <text:p text:style-name="Standard"/>
      <text:p text:style-name="Standard">_Mount: Conclusão_</text:p>
      <text:p text:style-name="Standard"/>
      <text:p text:style-name="Standard">docker run -dti --name ubuntu-A --mount type=volume,src=data-ubuntu,dst=/data ubuntu</text:p>
      <text:p text:style-name="Standard">Criação de volume data-ubuntu</text:p>
      <text:p text:style-name="Standard"/>
      <text:p text:style-name="Standard">docker inspect ubuntu-A</text:p>
      <text:p text:style-name="Standard"><text:soft-page-break/>Comando para verificar detalhes do tipo de dados que estão configurados para o conteiner, se volume ou bind. No item Mounts, mostrará o type, o nome do volume, o source e destino.</text:p>
      <text:p text:style-name="Standard"/>
      <text:p text:style-name="Standard">docker rm -f ubuntu-A</text:p>
      <text:p text:style-name="Standard">Comando para forçar o stop e exclusão do conteiner</text:p>
      <text:p text:style-name="Standard"/>
      <text:p text:style-name="Standard">docker volume rm data-ubuntu</text:p>
      <text:p text:style-name="Standard">Remove o volume data-ubuntu</text:p>
      <text:p text:style-name="Standard"/>
      <text:p text:style-name="Standard">docker volume prune</text:p>
      <text:p text:style-name="Standard">Comando que exclui todos os volumes que conteiners criaram e que não estão em uso.</text:p>
      <text:p text:style-name="Standard"/>
      <text:p text:style-name="Standard">*************************</text:p>
      <text:p text:style-name="Standard"/>
      <text:p text:style-name="Standard">_Exemplo: Apache Contêiner_</text:p>
      <text:p text:style-name="Standard"/>
      <text:p text:style-name="Standard">docker pull httpd</text:p>
      <text:p text:style-name="Standard">Comando para baixar e instalar o apache</text:p>
      <text:p text:style-name="Standard"/>
      <text:p text:style-name="Standard">docker run --name apache-A -d -p 80:80 --volume=/data/apache-A:/usr/local/apache2/htdocs httpd</text:p>
      <text:p text:style-name="Standard">Comando para criar e iniciar conteiner do apache, especificando um volume criado na máquina local.</text:p>
      <text:p text:style-name="Standard"/>
      <text:p text:style-name="Standard">*****************************</text:p>
      <text:p text:style-name="Standard"/>
      <text:p text:style-name="Standard">_Exemplo: PHP - Apache_</text:p>
      <text:p text:style-name="Standard"/>
      <text:p text:style-name="Standard">docker pull php:7.4-apache</text:p>
      <text:p text:style-name="Standard">Comando para baixar e instalar imagem de conteiner PHP, utilizando versão específica e utilização do apache com servidor</text:p>
      <text:p text:style-name="Standard"/>
      <text:p text:style-name="Standard">docker run --name php-A -d -p 8080:80 --volume=/data/php-A:/var/www/html php:7.4-apache</text:p>
      <text:p text:style-name="Standard">Comando para criar e executar conteiner do PHP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22:35:37.651000000</dc:date>
    <meta:editing-duration>PT1H29M26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76" meta:word-count="711" meta:character-count="4765" meta:non-whitespace-character-count="4143"/>
  </office:meta>
</office:document-meta>
</file>